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in" table:align="margins"/>
    </style:style>
    <style:style style:name="Table1.A" style:family="table-column">
      <style:table-column-properties style:column-width="8in" style:rel-column-width="65535*"/>
    </style:style>
    <style:style style:name="Table1.A1" style:family="table-cell">
      <style:table-cell-properties fo:padding="0.0382in" fo:border="0.5pt solid #000000"/>
    </style:style>
    <style:style style:name="Table2" style:family="table">
      <style:table-properties style:width="8in" table:align="margins"/>
    </style:style>
    <style:style style:name="Table2.A" style:family="table-column">
      <style:table-column-properties style:column-width="8in" style:rel-column-width="65535*"/>
    </style:style>
    <style:style style:name="Table2.A1" style:family="table-cell">
      <style:table-cell-properties fo:padding="0.0382in" fo:border="0.5pt solid #000000"/>
    </style:style>
    <style:style style:name="P1" style:family="paragraph" style:parent-style-name="Heading_20_3">
      <style:paragraph-properties fo:break-before="page"/>
    </style:style>
    <style:style style:name="P2" style:family="paragraph" style:parent-style-name="Standard">
      <style:text-properties officeooo:rsid="004da551" officeooo:paragraph-rsid="004da551"/>
    </style:style>
    <style:style style:name="P3" style:family="paragraph" style:parent-style-name="Standard">
      <style:text-properties officeooo:rsid="004efcf3" officeooo:paragraph-rsid="004efcf3"/>
    </style:style>
    <style:style style:name="P4" style:family="paragraph" style:parent-style-name="Text_20_body">
      <style:text-properties fo:font-weight="normal" officeooo:rsid="004bcd56" officeooo:paragraph-rsid="004bcd56" style:font-weight-asian="normal" style:font-weight-complex="normal"/>
    </style:style>
    <style:style style:name="P5" style:family="paragraph" style:parent-style-name="Text_20_body">
      <style:text-properties fo:font-weight="normal" officeooo:rsid="004bcd56" officeooo:paragraph-rsid="004d654e" style:font-weight-asian="normal" style:font-weight-complex="normal"/>
    </style:style>
    <style:style style:name="P6" style:family="paragraph" style:parent-style-name="Text_20_body">
      <style:text-properties fo:font-weight="normal" officeooo:rsid="0057d3cc" officeooo:paragraph-rsid="0057d3cc" style:font-weight-asian="normal" style:font-weight-complex="normal"/>
    </style:style>
    <style:style style:name="P7" style:family="paragraph" style:parent-style-name="Text_20_body">
      <style:text-properties fo:font-weight="normal" officeooo:rsid="0057d3cc" officeooo:paragraph-rsid="005cb510" style:font-weight-asian="normal" style:font-weight-complex="normal"/>
    </style:style>
    <style:style style:name="P8" style:family="paragraph" style:parent-style-name="Text_20_body">
      <style:text-properties fo:font-weight="normal" officeooo:rsid="005cb510" officeooo:paragraph-rsid="005cb510" style:font-weight-asian="normal" style:font-weight-complex="normal"/>
    </style:style>
    <style:style style:name="P9" style:family="paragraph" style:parent-style-name="Text_20_body">
      <style:text-properties fo:font-weight="normal" officeooo:rsid="005e72fc" officeooo:paragraph-rsid="005e72fc" style:font-weight-asian="normal" style:font-weight-complex="normal"/>
    </style:style>
    <style:style style:name="P10" style:family="paragraph" style:parent-style-name="Text_20_body">
      <style:text-properties fo:font-weight="normal" officeooo:rsid="00634940" officeooo:paragraph-rsid="00634940" style:font-weight-asian="normal" style:font-weight-complex="normal"/>
    </style:style>
    <style:style style:name="P11" style:family="paragraph" style:parent-style-name="Text_20_body" style:master-page-name="">
      <loext:graphic-properties draw:fill="none"/>
      <style:paragraph-properties fo:margin-left="1.4366in" fo:margin-right="0in" fo:margin-top="0in" fo:margin-bottom="0.0972in" style:contextual-spacing="false" fo:line-height="115%" fo:text-indent="-1.4366in" style:auto-text-indent="false" style:page-number="auto" fo:background-color="transparent"/>
      <style:text-properties fo:font-weight="normal" officeooo:rsid="0064ebd6" officeooo:paragraph-rsid="0064ebd6" style:font-weight-asian="normal" style:font-weight-complex="normal"/>
    </style:style>
    <style:style style:name="P12" style:family="paragraph" style:parent-style-name="Text_20_body">
      <style:paragraph-properties fo:margin-top="0in" fo:margin-bottom="0in" style:contextual-spacing="false"/>
      <style:text-properties fo:font-weight="normal" officeooo:rsid="00667a09" officeooo:paragraph-rsid="00667a09" style:font-weight-asian="normal" style:font-weight-complex="normal"/>
    </style:style>
    <style:style style:name="P13" style:family="paragraph" style:parent-style-name="Text_20_body" style:master-page-name="">
      <loext:graphic-properties draw:fill="none"/>
      <style:paragraph-properties fo:margin-left="1.0618in" fo:margin-right="0in" fo:margin-top="0in" fo:margin-bottom="0.0972in" style:contextual-spacing="false" fo:line-height="115%" fo:text-indent="-1.0618in" style:auto-text-indent="false" style:page-number="auto" fo:background-color="transparent"/>
      <style:text-properties fo:font-weight="normal" officeooo:rsid="00667a09" officeooo:paragraph-rsid="00665f65" style:font-weight-asian="normal" style:font-weight-complex="normal"/>
    </style:style>
    <style:style style:name="P14"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fo:font-weight="normal" officeooo:rsid="00667a09" officeooo:paragraph-rsid="006f086b" style:font-weight-asian="normal" style:font-weight-complex="normal"/>
    </style:style>
    <style:style style:name="P15"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667a09" officeooo:paragraph-rsid="0073afbe" style:font-weight-asian="normal" style:font-weight-complex="normal"/>
    </style:style>
    <style:style style:name="P16" style:family="paragraph" style:parent-style-name="Text_20_body">
      <style:paragraph-properties fo:margin-top="0in" fo:margin-bottom="0in" style:contextual-spacing="false"/>
      <style:text-properties fo:font-weight="normal" officeooo:rsid="0067c4b2" officeooo:paragraph-rsid="0067c4b2" style:font-weight-asian="normal" style:font-weight-complex="normal"/>
    </style:style>
    <style:style style:name="P17"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3afbe" officeooo:paragraph-rsid="0073afbe" style:font-weight-asian="normal" style:font-weight-complex="normal"/>
    </style:style>
    <style:style style:name="P18"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47468" officeooo:paragraph-rsid="00747468" style:font-weight-asian="normal" style:font-weight-complex="normal"/>
    </style:style>
    <style:style style:name="P19" style:family="paragraph" style:parent-style-name="Text_20_body" style:master-page-name="">
      <loext:graphic-properties draw:fill="none"/>
      <style:paragraph-properties fo:margin-left="1.5618in" fo:margin-right="0in" fo:margin-top="0in" fo:margin-bottom="0in" style:contextual-spacing="false" fo:line-height="115%" fo:text-indent="-1.5618in" style:auto-text-indent="false" style:page-number="auto" fo:background-color="transparent"/>
      <style:text-properties fo:font-weight="normal" officeooo:rsid="007a605e" officeooo:paragraph-rsid="007a605e" style:font-weight-asian="normal" style:font-weight-complex="normal"/>
    </style:style>
    <style:style style:name="P20" style:family="paragraph" style:parent-style-name="Text_20_body">
      <style:text-properties officeooo:rsid="00832cb4" officeooo:paragraph-rsid="00832cb4"/>
    </style:style>
    <style:style style:name="P21"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officeooo:rsid="003bc6c0" officeooo:paragraph-rsid="003bc6c0"/>
    </style:style>
    <style:style style:name="P22" style:family="paragraph" style:parent-style-name="Text_20_body">
      <style:text-properties officeooo:rsid="003d5cc1" officeooo:paragraph-rsid="004a07e1"/>
    </style:style>
    <style:style style:name="P23" style:family="paragraph" style:parent-style-name="Text_20_body">
      <style:text-properties officeooo:rsid="0042c4c5" officeooo:paragraph-rsid="0042c4c5"/>
    </style:style>
    <style:style style:name="P24" style:family="paragraph" style:parent-style-name="Text_20_body" style:master-page-name="">
      <loext:graphic-properties draw:fill="none"/>
      <style:paragraph-properties fo:margin-left="0in" fo:margin-right="0in" fo:margin-top="0in" fo:margin-bottom="0.0972in" style:contextual-spacing="false" fo:line-height="115%" fo:text-indent="0.25in" style:auto-text-indent="false" style:page-number="auto" fo:background-color="transparent"/>
      <style:text-properties officeooo:rsid="004384fb" officeooo:paragraph-rsid="004384fb"/>
    </style:style>
    <style:style style:name="P25" style:family="paragraph" style:parent-style-name="Text_20_body">
      <style:text-properties fo:font-weight="bold" officeooo:rsid="003d5cc1" officeooo:paragraph-rsid="004a07e1" style:font-weight-asian="bold" style:font-weight-complex="bold"/>
    </style:style>
    <style:style style:name="P26" style:family="paragraph" style:parent-style-name="Text_20_body">
      <style:text-properties fo:font-weight="bold" officeooo:rsid="003d5cc1" officeooo:paragraph-rsid="0057d3cc" style:font-weight-asian="bold" style:font-weight-complex="bold"/>
    </style:style>
    <style:style style:name="P27" style:family="paragraph" style:parent-style-name="Text_20_body">
      <style:text-properties officeooo:rsid="0052b658" officeooo:paragraph-rsid="0052b658"/>
    </style:style>
    <style:style style:name="P28" style:family="paragraph" style:parent-style-name="Text_20_body">
      <style:text-properties fo:font-style="italic" fo:font-weight="normal" officeooo:rsid="0053c9a5" officeooo:paragraph-rsid="0053c9a5" style:font-style-asian="italic" style:font-weight-asian="normal" style:font-style-complex="italic" style:font-weight-complex="normal"/>
    </style:style>
    <style:style style:name="P29" style:family="paragraph" style:parent-style-name="Text_20_body">
      <style:text-properties fo:font-style="normal" fo:font-weight="normal" officeooo:rsid="0057d3cc" officeooo:paragraph-rsid="0057d3cc" style:font-style-asian="normal" style:font-weight-asian="normal" style:font-style-complex="normal" style:font-weight-complex="normal"/>
    </style:style>
    <style:style style:name="P30" style:family="paragraph" style:parent-style-name="Text_20_body">
      <style:paragraph-properties fo:margin-top="0in" fo:margin-bottom="0in" style:contextual-spacing="false"/>
      <style:text-properties style:font-name="Liberation Mono" fo:font-size="9pt" fo:font-weight="normal" officeooo:rsid="0057d3cc" officeooo:paragraph-rsid="0059721a" style:font-size-asian="9pt" style:font-weight-asian="normal" style:font-size-complex="9pt" style:font-weight-complex="normal"/>
    </style:style>
    <style:style style:name="P31" style:family="paragraph" style:parent-style-name="Text_20_body">
      <style:paragraph-properties fo:margin-top="0in" fo:margin-bottom="0in" style:contextual-spacing="false"/>
      <style:text-properties style:font-name="Liberation Mono" fo:font-size="9pt" fo:font-weight="normal" officeooo:rsid="006980ef" officeooo:paragraph-rsid="006980ef" style:font-size-asian="9pt" style:font-weight-asian="normal" style:font-size-complex="9pt" style:font-weight-complex="normal"/>
    </style:style>
    <style:style style:name="P32" style:family="paragraph" style:parent-style-name="Text_20_body">
      <style:paragraph-properties fo:margin-top="0in" fo:margin-bottom="0in" style:contextual-spacing="false"/>
      <style:text-properties style:font-name="Liberation Mono" fo:font-size="9pt" fo:font-weight="normal" officeooo:rsid="006afaf1" officeooo:paragraph-rsid="006ccde1" style:font-size-asian="9pt" style:font-weight-asian="normal" style:font-size-complex="9pt" style:font-weight-complex="normal"/>
    </style:style>
    <style:style style:name="P33" style:family="paragraph" style:parent-style-name="Text_20_body">
      <style:paragraph-properties fo:margin-top="0in" fo:margin-bottom="0in" style:contextual-spacing="false"/>
      <style:text-properties style:font-name="Liberation Mono" fo:font-size="9pt" fo:font-weight="normal" officeooo:rsid="006afaf1" officeooo:paragraph-rsid="0078ff37" style:font-size-asian="9pt" style:font-weight-asian="normal" style:font-size-complex="9pt" style:font-weight-complex="normal"/>
    </style:style>
    <style:style style:name="P34"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35"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36" style:family="paragraph" style:parent-style-name="Text_20_body" style:master-page-name="">
      <loext:graphic-properties draw:fill="none"/>
      <style:paragraph-properties fo:margin-left="2.0618in" fo:margin-right="0in" fo:margin-top="0in" fo:margin-bottom="0.0972in" style:contextual-spacing="false" fo:line-height="115%" fo:text-indent="-2.0618in" style:auto-text-indent="false" style:page-number="auto"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37" style:family="paragraph" style:parent-style-name="Text_20_body">
      <style:paragraph-properties fo:margin-top="0in" fo:margin-bottom="0in" style:contextual-spacing="false"/>
      <style:text-properties style:font-name="Liberation Mono" fo:font-size="9pt" officeooo:paragraph-rsid="0059721a" style:font-size-asian="9pt" style:font-size-complex="9pt"/>
    </style:style>
    <style:style style:name="P38" style:family="paragraph" style:parent-style-name="Text_20_body">
      <style:paragraph-properties fo:margin-left="1.4366in" fo:margin-right="0in" fo:text-indent="-1.4366in" style:auto-text-indent="false"/>
      <style:text-properties officeooo:paragraph-rsid="00665f65"/>
    </style:style>
    <style:style style:name="P39" style:family="paragraph" style:parent-style-name="Heading_20_1" style:master-page-name="">
      <style:paragraph-properties fo:text-align="center" style:justify-single-word="false" style:page-number="auto"/>
      <style:text-properties officeooo:paragraph-rsid="004384fb"/>
    </style:style>
    <style:style style:name="P40" style:family="paragraph" style:parent-style-name="Heading_20_1">
      <style:paragraph-properties fo:text-align="center" style:justify-single-word="false"/>
    </style:style>
    <style:style style:name="P41" style:family="paragraph" style:parent-style-name="Standard">
      <style:text-properties fo:font-weight="normal" officeooo:rsid="00a658a2" officeooo:paragraph-rsid="00a722a4" style:font-weight-asian="normal" style:font-weight-complex="normal"/>
    </style:style>
    <style:style style:name="P42" style:family="paragraph" style:parent-style-name="Standard" style:list-style-name="L1">
      <style:text-properties fo:font-weight="normal" officeooo:rsid="00a658a2" officeooo:paragraph-rsid="00a722a4" style:font-weight-asian="normal" style:font-weight-complex="normal"/>
    </style:style>
    <style:style style:name="P43" style:family="paragraph" style:parent-style-name="Standard" style:list-style-name="L1">
      <style:text-properties fo:font-weight="normal" officeooo:rsid="00a722a4" officeooo:paragraph-rsid="00a722a4" style:font-weight-asian="normal" style:font-weight-complex="normal"/>
    </style:style>
    <style:style style:name="P44" style:family="paragraph" style:parent-style-name="Standard">
      <style:text-properties fo:font-weight="normal" officeooo:rsid="00a7a932" officeooo:paragraph-rsid="00a7a932" style:font-weight-asian="normal" style:font-weight-complex="normal"/>
    </style:style>
    <style:style style:name="P45" style:family="paragraph" style:parent-style-name="Standard">
      <style:text-properties fo:font-weight="normal" officeooo:rsid="00a99c78" officeooo:paragraph-rsid="00a99c78" style:font-weight-asian="normal" style:font-weight-complex="normal"/>
    </style:style>
    <style:style style:name="P46" style:family="paragraph" style:parent-style-name="Standard">
      <style:text-properties fo:font-weight="normal" officeooo:rsid="00ab6626" officeooo:paragraph-rsid="00ab6626" style:font-weight-asian="normal" style:font-weight-complex="normal"/>
    </style:style>
    <style:style style:name="P47" style:family="paragraph" style:parent-style-name="Standard">
      <style:text-properties fo:font-weight="normal" officeooo:rsid="00ac77d6" officeooo:paragraph-rsid="00ac77d6" style:font-weight-asian="normal" style:font-weight-complex="normal"/>
    </style:style>
    <style:style style:name="P48" style:family="paragraph" style:parent-style-name="Standard">
      <style:text-properties fo:font-weight="normal" officeooo:rsid="00ae31ac" officeooo:paragraph-rsid="00ae31ac" style:font-weight-asian="normal" style:font-weight-complex="normal"/>
    </style:style>
    <style:style style:name="P49" style:family="paragraph" style:parent-style-name="Standard">
      <style:text-properties fo:font-weight="normal" officeooo:rsid="00af68cb" officeooo:paragraph-rsid="00af68cb" style:font-weight-asian="normal" style:font-weight-complex="normal"/>
    </style:style>
    <style:style style:name="P50" style:family="paragraph" style:parent-style-name="Standard">
      <style:text-properties fo:font-weight="normal" officeooo:rsid="00b0d105" officeooo:paragraph-rsid="00b0d105" style:font-weight-asian="normal" style:font-weight-complex="normal"/>
    </style:style>
    <style:style style:name="P51" style:family="paragraph" style:parent-style-name="Standard">
      <style:text-properties officeooo:rsid="00832cb4" officeooo:paragraph-rsid="00832cb4"/>
    </style:style>
    <style:style style:name="P52" style:family="paragraph" style:parent-style-name="Standard">
      <style:text-properties officeooo:rsid="00a39fc6" officeooo:paragraph-rsid="00a39fc6"/>
    </style:style>
    <style:style style:name="P53" style:family="paragraph" style:parent-style-name="Standard" style:master-page-name="">
      <style:paragraph-properties fo:margin-left="0.25in" fo:margin-right="0in" fo:text-indent="-0.25in" style:auto-text-indent="false" style:page-number="auto"/>
      <style:text-properties officeooo:rsid="00a39fc6" officeooo:paragraph-rsid="00a39fc6"/>
    </style:style>
    <style:style style:name="P5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a39fc6" officeooo:paragraph-rsid="00a39fc6"/>
    </style:style>
    <style:style style:name="P55" style:family="paragraph" style:parent-style-name="Standard" style:master-page-name="">
      <style:paragraph-properties fo:margin-left="0.25in" fo:margin-right="0in" fo:text-indent="-0.25in" style:auto-text-indent="false" style:page-number="auto"/>
      <style:text-properties officeooo:rsid="00a39fc6" officeooo:paragraph-rsid="00a39fc6"/>
    </style:style>
    <style:style style:name="P56" style:family="paragraph" style:parent-style-name="Standard">
      <style:paragraph-properties fo:margin-left="0.25in" fo:margin-right="0in" fo:text-indent="-0.25in" style:auto-text-indent="false"/>
      <style:text-properties officeooo:rsid="00a39fc6" officeooo:paragraph-rsid="00a39fc6"/>
    </style:style>
    <style:style style:name="P57" style:family="paragraph" style:parent-style-name="Standard">
      <style:paragraph-properties fo:margin-left="0.25in" fo:margin-right="0in" fo:text-indent="-0.25in" style:auto-text-indent="false"/>
      <style:text-properties officeooo:rsid="00a417f1" officeooo:paragraph-rsid="00a417f1"/>
    </style:style>
    <style:style style:name="P58" style:family="paragraph" style:parent-style-name="Standard">
      <style:text-properties officeooo:rsid="00a55b1b" officeooo:paragraph-rsid="00a55b1b"/>
    </style:style>
    <style:style style:name="P59" style:family="paragraph" style:parent-style-name="Standard">
      <style:paragraph-properties fo:margin-left="0.25in" fo:margin-right="0in" fo:text-indent="-0.25in" style:auto-text-indent="false"/>
      <style:text-properties officeooo:rsid="00a55b1b" officeooo:paragraph-rsid="00a55b1b"/>
    </style:style>
    <style:style style:name="P60" style:family="paragraph" style:parent-style-name="Text_20_body">
      <style:paragraph-properties fo:margin-top="0in" fo:margin-bottom="0in" style:contextual-spacing="false"/>
      <style:text-properties style:font-name="Liberation Mono" fo:font-size="9pt" fo:font-weight="normal" officeooo:rsid="0057d3cc" officeooo:paragraph-rsid="0059721a" style:font-size-asian="9pt" style:font-weight-asian="normal" style:font-size-complex="9pt" style:font-weight-complex="normal"/>
    </style:style>
    <style:style style:name="P61" style:family="paragraph" style:parent-style-name="Text_20_body">
      <style:paragraph-properties fo:margin-top="0in" fo:margin-bottom="0in" style:contextual-spacing="false"/>
      <style:text-properties style:font-name="Liberation Mono" fo:font-size="9pt" fo:font-weight="normal" officeooo:rsid="0057d3cc" officeooo:paragraph-rsid="008ba6ca" style:font-size-asian="9pt" style:font-weight-asian="normal" style:font-size-complex="9pt" style:font-weight-complex="normal"/>
    </style:style>
    <style:style style:name="P62" style:family="paragraph" style:parent-style-name="Text_20_body">
      <style:paragraph-properties fo:margin-top="0in" fo:margin-bottom="0in" style:contextual-spacing="false"/>
      <style:text-properties style:font-name="Liberation Mono" fo:font-size="9pt" fo:font-weight="normal" officeooo:rsid="0057d3cc" officeooo:paragraph-rsid="009d69a0" style:font-size-asian="9pt" style:font-weight-asian="normal" style:font-size-complex="9pt" style:font-weight-complex="normal"/>
    </style:style>
    <style:style style:name="P63" style:family="paragraph" style:parent-style-name="Text_20_body">
      <style:paragraph-properties fo:margin-top="0in" fo:margin-bottom="0in" style:contextual-spacing="false"/>
      <style:text-properties style:font-name="Liberation Mono" fo:font-size="9pt" fo:font-weight="normal" officeooo:rsid="0057d3cc" officeooo:paragraph-rsid="009ff55a" style:font-size-asian="9pt" style:font-weight-asian="normal" style:font-size-complex="9pt" style:font-weight-complex="normal"/>
    </style:style>
    <style:style style:name="P64"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65"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ext-properties style:font-name="Liberation Mono" fo:font-size="9pt" fo:font-weight="normal" officeooo:rsid="007e0108" officeooo:paragraph-rsid="009b3cc8" style:font-size-asian="9pt" style:font-weight-asian="normal" style:font-size-complex="9pt" style:font-weight-complex="normal"/>
    </style:style>
    <style:style style:name="P66" style:family="paragraph" style:parent-style-name="Text_20_body">
      <style:paragraph-properties fo:margin-top="0in" fo:margin-bottom="0in" style:contextual-spacing="false"/>
      <style:text-properties style:font-name="Liberation Mono" fo:font-size="9pt" officeooo:paragraph-rsid="009d69a0" style:font-size-asian="9pt" style:font-size-complex="9pt"/>
    </style:style>
    <style:style style:name="P67" style:family="paragraph" style:parent-style-name="Text_20_body">
      <style:text-properties officeooo:rsid="00410854" officeooo:paragraph-rsid="00607078"/>
    </style:style>
    <style:style style:name="P68" style:family="paragraph" style:parent-style-name="Text_20_body">
      <style:text-properties officeooo:rsid="00882ed8" officeooo:paragraph-rsid="00882ed8"/>
    </style:style>
    <style:style style:name="P69" style:family="paragraph" style:parent-style-name="Text_20_body">
      <style:text-properties officeooo:rsid="00891e7b" officeooo:paragraph-rsid="00891e7b"/>
    </style:style>
    <style:style style:name="P70"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5f65" officeooo:paragraph-rsid="00665f65" style:font-weight-asian="normal" style:font-weight-complex="normal"/>
    </style:style>
    <style:style style:name="P71"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7a09" officeooo:paragraph-rsid="00667a09" style:font-weight-asian="normal" style:font-weight-complex="normal"/>
    </style:style>
    <style:style style:name="P72"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93aa23" officeooo:paragraph-rsid="0093aa23" style:font-weight-asian="normal" style:font-weight-complex="normal"/>
    </style:style>
    <style:style style:name="P73"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47468" officeooo:paragraph-rsid="00747468" style:font-weight-asian="normal" style:font-weight-complex="normal"/>
    </style:style>
    <style:style style:name="P74"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95756c" officeooo:paragraph-rsid="0095756c" style:font-weight-asian="normal" style:font-weight-complex="normal"/>
    </style:style>
    <style:style style:name="P75" style:family="paragraph" style:parent-style-name="Text_20_body" style:master-page-name="">
      <style:paragraph-properties fo:margin-left="1.5618in" fo:margin-right="0in" fo:margin-top="0in" fo:margin-bottom="0in" style:contextual-spacing="false" fo:text-indent="-1.5618in" style:auto-text-indent="false" style:page-number="auto"/>
      <style:text-properties fo:font-weight="normal" officeooo:rsid="007a605e" officeooo:paragraph-rsid="007a605e" style:font-weight-asian="normal" style:font-weight-complex="normal"/>
    </style:style>
    <style:style style:name="P76" style:family="paragraph" style:parent-style-name="Text_20_body">
      <style:paragraph-properties fo:margin-left="1.0618in" fo:margin-right="0in" fo:margin-top="0in" fo:margin-bottom="0in" style:contextual-spacing="false" fo:text-indent="-1.0618in" style:auto-text-indent="false"/>
      <style:text-properties fo:font-weight="normal" officeooo:rsid="006f086b" officeooo:paragraph-rsid="0073afbe" style:font-weight-asian="normal" style:font-weight-complex="normal"/>
    </style:style>
    <style:style style:name="P7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officeooo:paragraph-rsid="0081f5f6"/>
    </style:style>
    <style:style style:name="T1" style:family="text">
      <style:text-properties fo:font-weight="bold" style:font-weight-asian="bold" style:font-weight-complex="bold"/>
    </style:style>
    <style:style style:name="T2" style:family="text">
      <style:text-properties fo:font-weight="bold" officeooo:rsid="004d654e" style:font-weight-asian="bold" style:font-weight-complex="bold"/>
    </style:style>
    <style:style style:name="T3" style:family="text">
      <style:text-properties fo:font-weight="bold" officeooo:rsid="004bcd56" style:font-weight-asian="bold" style:font-weight-complex="bold"/>
    </style:style>
    <style:style style:name="T4" style:family="text">
      <style:text-properties fo:font-weight="bold" officeooo:rsid="0089ef4f" style:font-weight-asian="bold" style:font-weight-complex="bold"/>
    </style:style>
    <style:style style:name="T5" style:family="text">
      <style:text-properties fo:font-weight="bold" officeooo:rsid="0078ff37" style:font-weight-asian="bold" style:font-weight-complex="bold"/>
    </style:style>
    <style:style style:name="T6" style:family="text">
      <style:text-properties officeooo:rsid="003d5cc1"/>
    </style:style>
    <style:style style:name="T7" style:family="text">
      <style:text-properties officeooo:rsid="003fa8ea"/>
    </style:style>
    <style:style style:name="T8" style:family="text">
      <style:text-properties officeooo:rsid="0042c4c5"/>
    </style:style>
    <style:style style:name="T9" style:family="text">
      <style:text-properties officeooo:rsid="0044e96f"/>
    </style:style>
    <style:style style:name="T10" style:family="text">
      <style:text-properties officeooo:rsid="0046c571"/>
    </style:style>
    <style:style style:name="T11" style:family="text">
      <style:text-properties officeooo:rsid="0048bd50"/>
    </style:style>
    <style:style style:name="T12" style:family="text">
      <style:text-properties officeooo:rsid="004a07e1"/>
    </style:style>
    <style:style style:name="T13" style:family="text">
      <style:text-properties officeooo:rsid="004bcd56"/>
    </style:style>
    <style:style style:name="T14" style:family="text">
      <style:text-properties fo:font-weight="normal" style:font-weight-asian="normal" style:font-weight-complex="normal"/>
    </style:style>
    <style:style style:name="T15" style:family="text">
      <style:text-properties fo:font-weight="normal" officeooo:rsid="0057d3cc" style:font-weight-asian="normal" style:font-weight-complex="normal"/>
    </style:style>
    <style:style style:name="T16" style:family="text">
      <style:text-properties fo:font-weight="normal" officeooo:rsid="005b0e60" style:font-weight-asian="normal" style:font-weight-complex="normal"/>
    </style:style>
    <style:style style:name="T17" style:family="text">
      <style:text-properties fo:font-weight="normal" officeooo:rsid="00665f65" style:font-weight-asian="normal" style:font-weight-complex="normal"/>
    </style:style>
    <style:style style:name="T18" style:family="text">
      <style:text-properties fo:font-weight="normal" officeooo:rsid="00667a09" style:font-weight-asian="normal" style:font-weight-complex="normal"/>
    </style:style>
    <style:style style:name="T19" style:family="text">
      <style:text-properties fo:color="#666666" loext:opacity="100%" fo:font-size="10pt" officeooo:rsid="005cb510" style:font-size-asian="10pt" style:font-size-complex="10pt"/>
    </style:style>
    <style:style style:name="T20" style:family="text">
      <style:text-properties fo:color="#666666" loext:opacity="100%" fo:font-style="italic" fo:font-weight="bold" officeooo:rsid="00607078" style:font-style-asian="italic" style:font-weight-asian="bold" style:font-style-complex="italic" style:font-weight-complex="bold"/>
    </style:style>
    <style:style style:name="T21" style:family="text">
      <style:text-properties fo:color="#666666" loext:opacity="100%" fo:font-style="italic" fo:font-weight="bold" officeooo:rsid="008788d4" style:font-style-asian="italic" style:font-weight-asian="bold" style:font-style-complex="italic" style:font-weight-complex="bold"/>
    </style:style>
    <style:style style:name="T22" style:family="text">
      <style:text-properties officeooo:rsid="004d654e"/>
    </style:style>
    <style:style style:name="T23" style:family="text">
      <style:text-properties officeooo:rsid="0051349d"/>
    </style:style>
    <style:style style:name="T24" style:family="text">
      <style:text-properties officeooo:rsid="0052b658"/>
    </style:style>
    <style:style style:name="T25" style:family="text">
      <style:text-properties fo:font-style="italic" style:font-style-asian="italic" style:font-style-complex="italic"/>
    </style:style>
    <style:style style:name="T26" style:family="text">
      <style:text-properties fo:font-style="italic" officeooo:rsid="0061d39c" style:font-style-asian="italic" style:font-style-complex="italic"/>
    </style:style>
    <style:style style:name="T27" style:family="text">
      <style:text-properties fo:font-style="italic" officeooo:rsid="0078ff37" style:font-style-asian="italic" style:font-style-complex="italic"/>
    </style:style>
    <style:style style:name="T28" style:family="text">
      <style:text-properties officeooo:rsid="0057d3cc"/>
    </style:style>
    <style:style style:name="T29" style:family="text">
      <style:text-properties officeooo:rsid="005b0e60"/>
    </style:style>
    <style:style style:name="T30" style:family="text">
      <style:text-properties officeooo:rsid="005cb510"/>
    </style:style>
    <style:style style:name="T31" style:family="text">
      <style:text-properties officeooo:rsid="005e09ca"/>
    </style:style>
    <style:style style:name="T32" style:family="text">
      <style:text-properties officeooo:rsid="005e72fc"/>
    </style:style>
    <style:style style:name="T33" style:family="text">
      <style:text-properties officeooo:rsid="005fa1be"/>
    </style:style>
    <style:style style:name="T34" style:family="text">
      <style:text-properties officeooo:rsid="00607078"/>
    </style:style>
    <style:style style:name="T35" style:family="text">
      <style:text-properties officeooo:rsid="0060fad0"/>
    </style:style>
    <style:style style:name="T36" style:family="text">
      <style:text-properties officeooo:rsid="0061d39c"/>
    </style:style>
    <style:style style:name="T37" style:family="text">
      <style:text-properties style:font-name="Liberation Mono" fo:font-size="9pt" style:font-size-asian="9pt" style:font-size-complex="9pt"/>
    </style:style>
    <style:style style:name="T38" style:family="text">
      <style:text-properties style:font-name="Liberation Mono" fo:font-size="9pt" officeooo:rsid="006980ef" style:font-size-asian="9pt" style:font-size-complex="9pt"/>
    </style:style>
    <style:style style:name="T39" style:family="text">
      <style:text-properties style:font-name="Liberation Mono" fo:font-size="9pt" officeooo:rsid="006dcdfc" style:font-size-asian="9pt" style:font-size-complex="9pt"/>
    </style:style>
    <style:style style:name="T40" style:family="text">
      <style:text-properties style:font-name="Liberation Mono" fo:font-size="9pt" fo:font-weight="normal" officeooo:rsid="007f6ab0" style:font-size-asian="9pt" style:font-weight-asian="normal" style:font-size-complex="9pt" style:font-weight-complex="normal"/>
    </style:style>
    <style:style style:name="T41" style:family="text">
      <style:text-properties officeooo:rsid="00667a09"/>
    </style:style>
    <style:style style:name="T42" style:family="text">
      <style:text-properties officeooo:rsid="006afaf1"/>
    </style:style>
    <style:style style:name="T43" style:family="text">
      <style:text-properties officeooo:rsid="006f086b"/>
    </style:style>
    <style:style style:name="T44" style:family="text">
      <style:text-properties officeooo:rsid="00711288"/>
    </style:style>
    <style:style style:name="T45" style:family="text">
      <style:text-properties officeooo:rsid="00717491"/>
    </style:style>
    <style:style style:name="T46" style:family="text">
      <style:text-properties officeooo:rsid="0072d9f8"/>
    </style:style>
    <style:style style:name="T47" style:family="text">
      <style:text-properties officeooo:rsid="0073afbe"/>
    </style:style>
    <style:style style:name="T48" style:family="text">
      <style:text-properties officeooo:rsid="0077c143"/>
    </style:style>
    <style:style style:name="T49" style:family="text">
      <style:text-properties officeooo:rsid="0078ff37"/>
    </style:style>
    <style:style style:name="T50" style:family="text">
      <style:text-properties officeooo:rsid="00790bab"/>
    </style:style>
    <style:style style:name="T51" style:family="text">
      <style:text-properties officeooo:rsid="007e0108"/>
    </style:style>
    <style:style style:name="T52" style:family="text">
      <style:text-properties officeooo:rsid="007ec0c9"/>
    </style:style>
    <style:style style:name="T53" style:family="text">
      <style:text-properties officeooo:rsid="00882ed8"/>
    </style:style>
    <style:style style:name="T54" style:family="text">
      <style:text-properties officeooo:rsid="00891e7b"/>
    </style:style>
    <style:style style:name="T55" style:family="text">
      <style:text-properties officeooo:rsid="00894de2"/>
    </style:style>
    <style:style style:name="T56" style:family="text">
      <style:text-properties officeooo:rsid="0089ef4f"/>
    </style:style>
    <style:style style:name="T57" style:family="text">
      <style:text-properties officeooo:rsid="008da3de"/>
    </style:style>
    <style:style style:name="T58" style:family="text">
      <style:text-properties officeooo:rsid="00917a74"/>
    </style:style>
    <style:style style:name="T59" style:family="text">
      <style:text-properties officeooo:rsid="0092c8f9"/>
    </style:style>
    <style:style style:name="T60" style:family="text">
      <style:text-properties officeooo:rsid="0093aa23"/>
    </style:style>
    <style:style style:name="T61" style:family="text">
      <style:text-properties officeooo:rsid="00947d7b"/>
    </style:style>
    <style:style style:name="T62" style:family="text">
      <style:text-properties officeooo:rsid="00955ca0"/>
    </style:style>
    <style:style style:name="T63" style:family="text">
      <style:text-properties fo:color="#7b3d00" loext:opacity="100%" fo:font-weight="bold" style:font-weight-asian="bold" style:font-weight-complex="bold"/>
    </style:style>
    <style:style style:name="T64" style:family="text">
      <style:text-properties fo:color="#7b3d00" loext:opacity="100%" fo:font-weight="bold" officeooo:rsid="0078ff37" style:font-weight-asian="bold" style:font-weight-complex="bold"/>
    </style:style>
    <style:style style:name="T65" style:family="text">
      <style:text-properties fo:color="#224b12" loext:opacity="100%" fo:font-weight="bold" style:font-weight-asian="bold" style:font-weight-complex="bold"/>
    </style:style>
    <style:style style:name="T66" style:family="text">
      <style:text-properties fo:color="#224b12" loext:opacity="100%" fo:font-weight="bold" officeooo:rsid="0078ff37" style:font-weight-asian="bold" style:font-weight-complex="bold"/>
    </style:style>
    <style:style style:name="T67" style:family="text">
      <style:text-properties officeooo:rsid="0097e2db"/>
    </style:style>
    <style:style style:name="T68" style:family="text">
      <style:text-properties officeooo:rsid="00999257"/>
    </style:style>
    <style:style style:name="T69" style:family="text">
      <style:text-properties officeooo:rsid="009a8b74"/>
    </style:style>
    <style:style style:name="T70" style:family="text">
      <style:text-properties officeooo:rsid="009b3cc8"/>
    </style:style>
    <style:style style:name="T71" style:family="text">
      <style:text-properties officeooo:rsid="009d69a0"/>
    </style:style>
    <style:style style:name="T72" style:family="text">
      <style:text-properties officeooo:rsid="009ff55a"/>
    </style:style>
    <style:style style:name="T73" style:family="text">
      <style:text-properties officeooo:rsid="00a1af1f"/>
    </style:style>
    <style:style style:name="T74" style:family="text">
      <style:text-properties officeooo:rsid="00a417f1"/>
    </style:style>
    <style:style style:name="T75" style:family="text">
      <style:text-properties officeooo:rsid="00a722a4"/>
    </style:style>
    <style:style style:name="T76" style:family="text">
      <style:text-properties officeooo:rsid="00a7a932"/>
    </style:style>
    <style:style style:name="T77" style:family="text">
      <style:text-properties officeooo:rsid="00ac77d6"/>
    </style:style>
    <style:style style:name="T78" style:family="text">
      <style:text-properties officeooo:rsid="00b1fffb"/>
    </style:style>
    <style:style style:name="T79" style:family="text">
      <style:text-properties officeooo:rsid="00b218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How to create your own plugins</text:h>
      <text:p text:style-name="P21">This document aims to walk through the process of creating a plugin, and will use <text:span text:style-name="T34">a simple painting</text:span> plugin as our example.</text:p>
      <text:h text:style-name="P40" text:outline-level="1">About Plugins and how they’re managed</text:h>
      <text:p text:style-name="P2">Plugins, when instanced, exist as shadow <text:span text:style-name="T34">DOM</text:span>s inside a &lt;div&gt; container and are isolated in this way from the rest of the system. <text:s text:c="2"/>You have free reign to do as you please within this &lt;div&gt; but are otherwise largely sandboxed from everything else. <text:s/>The size, shape, anchoring and depth of your plugin is controlled at a higher level to maintain compatibility across the board.</text:p>
      <text:p text:style-name="P2"/>
      <text:p text:style-name="P2">The only key combinations you can’t <text:span text:style-name="T24">listen for </text:span>are ALT+SHIFT as that combo is reserved for the system as is described in the usage documentation.</text:p>
      <text:p text:style-name="P2"/>
      <text:p text:style-name="P3">Plugins are created as extensions of a base class named FG.DCH_BASE, <text:span text:style-name="T23">which manages the interface between your plugin and the rest of the system.</text:span></text:p>
      <text:p text:style-name="Horizontal_20_Line"/>
      <text:h text:style-name="P40" text:outline-level="1">Getting started -- <text:span text:style-name="T7">Creating the plugin directory and .js file</text:span></text:h>
      <text:h text:style-name="Heading_20_3" text:outline-level="3"><text:span text:style-name="T55">First</text:span>, <text:s/>C<text:span text:style-name="T6">ome up with an abbreviation that suits your plugin.</text:span></text:h>
      <text:p text:style-name="P27">Behind the scenes, your plugin will exist under a subdirectory, and that subdirectory’s name is very important!</text:p>
      <text:p text:style-name="P24"><text:span text:style-name="T8">Try to keep it short, </text:span><text:span text:style-name="T12">but at least 3 letters long, </text:span><text:span text:style-name="T8">and choose something</text:span><text:span text:style-name="T6"> that won’t interfere with other plugins. <text:s/></text:span><text:span text:style-name="T12">The name must be</text:span><text:span text:style-name="T6"> </text:span><text:span text:style-name="T10">uppercase-</text:span><text:span text:style-name="T11">only</text:span><text:span text:style-name="T10"> </text:span><text:span text:style-name="T6">letters, numbers, </text:span><text:span text:style-name="T8">and underscores</text:span><text:span text:style-name="T6">. <text:s/></text:span><text:span text:style-name="T12">It can’t</text:span><text:span text:style-name="T11"> begin with an underscore, but any other combination is allowed.</text:span></text:p>
      <text:p text:style-name="P23">So names like “XYZ”, “ZY_1A_” “1AZ2” are all valid, <text:span text:style-name="T11">but “XyZ”, “_ZY” are not.</text:span></text:p>
      <text:p text:style-name="P67">We’ll <text:span text:style-name="T13">create an example</text:span> plugin as <text:span text:style-name="T13">we walk through this process</text:span>, <text:span text:style-name="T13">and call it “XAMPL”, </text:span><text:span text:style-name="T34">and you can use this name yourself for the purposes of learning, </text:span><text:span text:style-name="T20">(</text:span><text:span text:style-name="T21">NOTE: this particular plugin name is </text:span><text:span text:style-name="T20">in the .gitignore so it will never get pushed to any repo!)</text:span></text:p>
      <text:h text:style-name="Heading_20_4" text:outline-level="4">Some things to be aware of with the p<text:span text:style-name="T53">l</text:span>ugin’s directory name <text:span text:style-name="T55">and data storage</text:span></text:h>
      <text:p text:style-name="P68"><text:span text:style-name="T54">1) </text:span>Once you’ve released the plugin and begun using it, you must never remove it <text:span text:style-name="T25">or</text:span> <text:s/>change the directory name, as doing so will cause any documents that used it to lose that particular plugin when opened, as it will not be able to find it.</text:p>
      <text:p text:style-name="P68">This also applies to exporting and importing documents to other installations. <text:s/>If the server doesn’t have the plugin, the document will simply ignore it, and any content you had saved in the document will be lost forever.</text:p>
      <text:p text:style-name="P68">The document itself will continue to load just fine, but <text:span text:style-name="T55">this plugin’s portion </text:span>of the document <text:span text:style-name="T55">is </text:span>simply skipped over and erased completely the next time the document gets saved.</text:p>
      <text:p text:style-name="P69"><text:soft-page-break/>2) If you change something about <text:span text:style-name="T55">your plugin’s storage format</text:span>, <text:span text:style-name="T55">such that exporting and importing will be affected, </text:span>you should include a version number in the saved data so that the plugin can convert older savings to the latest version. <text:s text:c="2"/>Your plugin will have to deal with all versions all the way back to its creation to prevent data corruption, so keep that in mind.</text:p>
      <text:h text:style-name="Heading_20_3" text:outline-level="3"><text:span text:style-name="T55">Next</text:span><text:span text:style-name="T9">, </text:span>Create <text:span text:style-name="T35">the</text:span><text:span text:style-name="T9"> plugin’s</text:span> subdirectory <text:span text:style-name="T13">and its </text:span><text:span text:style-name="T28">primary </text:span><text:span text:style-name="T13">.js file</text:span></text:h>
      <text:p text:style-name="P22"><text:span text:style-name="T22">1) </text:span><text:span text:style-name="T12">Create a subdirectory under the project root as follows:</text:span></text:p>
      <text:p text:style-name="P25"><text:span text:style-name="T12"><text:tab/>&lt;root&gt;</text:span>/html/modules/DocComponentHandlers/<text:span text:style-name="T13">XAMPL</text:span></text:p>
      <text:p text:style-name="P4">Now absolutely everything about this plugin will go in this new directory.</text:p>
      <text:p text:style-name="P5"><text:span text:style-name="T22">2) </text:span><text:span text:style-name="T53">C</text:span>reate the most important file, which is the javascript source for this plugin, and whos name must match the plugin directory, <text:span text:style-name="T55">preceeded by lowercase “dch_” and ending with “.js”, <text:s/>so our plugin here would be </text:span>“<text:span text:style-name="T1">dch_</text:span><text:span text:style-name="T2">XAMPL</text:span><text:span text:style-name="T1">.js</text:span>”</text:p>
      <text:p text:style-name="P28">Also note that the “dch_” and “.js” parts are lowercase. <text:s/>This is critical for cross-OS compatibility</text:p>
      <text:p text:style-name="P29">All other files you put in this subdirectory are for your plugin to use as you see fit.</text:p>
      <text:p text:style-name="P29">So at this point, you should have an empty file as follows:</text:p>
      <text:p text:style-name="P26"><text:span text:style-name="T12"><text:tab/>&lt;root&gt;</text:span>/html/modules/DocComponentHandlers/<text:span text:style-name="T13">XAMPL /</text:span><text:span text:style-name="T28">dch_XAMPL.js</text:span></text:p>
      <text:h text:style-name="Heading_20_3" text:outline-level="3">Now <text:span text:style-name="T33">lets make a plugin</text:span>!</text:h>
      <text:p text:style-name="P6">Open this file in an editor and let’s begin!</text:p>
      <text:p text:style-name="P6">Put the following in your .js file:</text:p>
      <table:table table:name="Table1" table:style-name="Table1">
        <table:table-column table:style-name="Table1.A"/>
        <table:table-row>
          <table:table-cell table:style-name="Table1.A1" office:value-type="string">
            <text:p text:style-name="P61">import { DCH_BASE } from "/modules/classes/class_DCH_BASE.js";</text:p>
            <text:p text:style-name="P61"/>
            <text:p text:style-name="P61">class My_Example<text:span text:style-name="T29"> </text:span>extends DCH_BASE {</text:p>
            <text:p text:style-name="P63"><text:s text:c="4"/>static pluginName <text:s/>= "<text:span text:style-name="T72">My Example Painter</text:span><text:span text:style-name="T29"> </text:span><text:span text:style-name="T45">P</text:span><text:span text:style-name="T29">lugin</text:span>";</text:p>
            <text:p text:style-name="P63"><text:s text:c="4"/>static menuTooltip = "<text:span text:style-name="T29">A ready to go plugin at its most basic level</text:span>";</text:p>
            <text:p text:style-name="P30"><text:s text:c="4"/><text:span text:style-name="T59">hasToolbar = true; <text:s text:c="2"/>// tells the system that I will be needing space for a toolbar</text:span></text:p>
            <text:p text:style-name="P30"/>
            <text:p text:style-name="P30"><text:s text:c="4"/>async construct() {</text:p>
            <text:p text:style-name="P30"><text:s text:c="8"/>this.host.style.border="1px dashed green";</text:p>
            <text:p text:style-name="P30"><text:s text:c="4"/>}</text:p>
            <text:p text:style-name="P30">};</text:p>
            <text:p text:style-name="P37"><text:span text:style-name="T15">export { </text:span><text:span text:style-name="T16">My_Example</text:span><text:span text:style-name="T15"> as DCH }; <text:s text:c="5"/>// always export 'as DCH' so the module loader can find it!</text:span></text:p>
          </table:table-cell>
        </table:table-row>
      </table:table>
      <text:p text:style-name="P7"><text:span text:style-name="T19"/></text:p>
      <text:p text:style-name="P7"><text:span text:style-name="T30">Th</text:span><text:span text:style-name="T44">at’s</text:span><text:span text:style-name="T30"> all you need to get a plugin started!</text:span></text:p>
      <text:p text:style-name="P8">To test this out, <text:span text:style-name="T32">save the file and, </text:span>if you have the server already running, that’s okay, your plugin will be found right away! You will need to restart any browser clients, though, so they can get the updated list of plugins.</text:p>
      <text:p text:style-name="P8">Now <text:span text:style-name="T32">with a document selected in the left pane, <text:s/></text:span>Alt+Shift+Rightclick <text:span text:style-name="T32">in the right pane </text:span>and you will see “<text:span text:style-name="T31">Insert new Example Plugin” </text:span><text:span text:style-name="T32">in the menu.</text:span></text:p>
      <text:p text:style-name="P9">Select the new plugin and you’ll see a box appear with a dashed green border around it. <text:s text:c="2"/><text:span text:style-name="T36">It doesn’t </text:span><text:span text:style-name="T26">DO</text:span><text:span text:style-name="T36"> anything yet, but you can Alt+Shift and drag it around or resize it and do all the basic stuff to it you can to every other plugin.</text:span></text:p>
      <text:h text:style-name="Heading_20_3" text:outline-level="3"><text:soft-page-break/>Understanding the basics:</text:h>
      <text:p text:style-name="P10">Lets break this down and show you how what’s done so far works.</text:p>
      <text:p text:style-name="P10">First, <text:span text:style-name="T1">the class</text:span><text:span text:style-name="T4">name</text:span>, <text:s/>you can name it anything you like, as you see <text:span text:style-name="T56">we named this “My_Example”, not “XAMPL”</text:span>. <text:s/>All that matters is that you export it as “DCH” which you can see at the bottom.</text:p>
      <text:p text:style-name="P10">Then, this class <text:span text:style-name="T1">must extend DCH_BASE</text:span></text:p>
      <text:p text:style-name="P10">The DCH_BASE class has some properties on it that are already created for you. <text:s/>We’ll get into that <text:span text:style-name="T57">later on</text:span>.</text:p>
      <text:p text:style-name="P10">At the very least, you<text:span text:style-name="T57">r class</text:span> need to supply t<text:span text:style-name="T58">hree</text:span> things:</text:p>
      <text:p text:style-name="P11">static pluginName <text:s/>-- the name you want shown in the context menu preceeded by “Insert new “ <text:s/>(so for this example it’s set to “<text:span text:style-name="T73">My </text:span>Example <text:span text:style-name="T73">Painter </text:span><text:span text:style-name="T45">P</text:span>lugin” which will appear in the menu as “Insert new <text:span text:style-name="T73">My </text:span>Example <text:span text:style-name="T73">Painter </text:span><text:span text:style-name="T45">P</text:span>lugin”</text:p>
      <text:p text:style-name="P70">static menuTooltip -- a short blurb that explains a little more about this plugin, that appears when you hover the mouse over the “Insert new Example plugin” text for about <text:span text:style-name="T41">two</text:span> seconds.</text:p>
      <text:p text:style-name="P38"><text:span text:style-name="T17">async construct() <text:s text:c="2"/>--<text:tab/>The equivalent of a normal class constructor() but is called after all the basics of a </text:span><text:span text:style-name="T18">plugin have been created, such as the host &lt;div&gt; among other things.</text:span></text:p>
      <text:p text:style-name="P71">You’ll note that <text:span text:style-name="T60">construct is an </text:span>async <text:span text:style-name="T60">method</text:span>, <text:span text:style-name="T60">as are most baseclass method</text:span>s. <text:s/>That’s <text:span text:style-name="T25">very</text:span> important as they must complete their task before returning, and are always called with await </text:p>
      <text:p text:style-name="P72">hasToolbar = true<text:tab/>If you want to access the toolbar region of the main browser page, your class needs to supply this <text:span text:style-name="T61">class-level property so it is available even before the constructor is called</text:span>. <text:s/>When set to true your plugin will be given an additional DOM &lt;<text:span text:style-name="T61">div&gt; </text:span>element that’s 30px high and 100% wide for you to build a toolbar for your plugin. <text:span text:style-name="T61">If false or missing, no such &lt;div&gt; will be created.</text:span></text:p>
      <text:p text:style-name="P72"/>
      <text:p text:style-name="P16"><text:span text:style-name="T37">In construct() we see we use ‘this.host’ which has been supplied by the base class and is your ‘root dom’ pointer </text:span><text:span text:style-name="T39">(explained in the next step),</text:span><text:span text:style-name="T37"> and we use this to put a simple dashed green border around our plugin. <text:s text:c="2"/>(Without this, the plugin would exist but would be invisible, </text:span><text:span text:style-name="T38">but would still be seen when Alt+Shift hovers over it</text:span><text:span text:style-name="T37">!)</text:span></text:p>
      <text:p text:style-name="P12"><text:span text:style-name="T37"/></text:p>
      <text:p text:style-name="P31">So that is the absolute minimum required to create a plugin.</text:p>
      <text:h text:style-name="Heading_20_3" text:outline-level="3">Next steps, <text:s/>.css, .host, .tool<text:span text:style-name="T42">bar</text:span>, <text:s/>etc...</text:h>
      <text:p text:style-name="P33"><text:span text:style-name="T48">In addition to this.pluginName and this.menuTooltip mentioned above, t</text:span>he<text:span text:style-name="T48">re are a few more properties of note to be aware of. <text:s/></text:span><text:span text:style-name="T27">Those marked &lt;System supplied&gt; are pre-established and should not be changed by your plugin, although you can freely add and remove DOM elements inside them.</text:span></text:p>
      <text:p text:style-name="P32"/>
      <text:p text:style-name="P13">this.srcUrl<text:tab/><text:span text:style-name="T63">&lt;</text:span><text:span text:style-name="T64">System supplied&gt;</text:span><text:span text:style-name="T49"> </text:span>the URL to your plugin’s subdirectory. <text:s/>Use this for loading <text:span text:style-name="T46">items out of your plugin’s directory, such as </text:span>your own fonts, icons, <text:span text:style-name="T46">etc</text:span>.</text:p>
      <text:p text:style-name="P14">this.host<text:tab/><text:span text:style-name="T63">&lt;</text:span><text:span text:style-name="T64">System supplied&gt;</text:span><text:span text:style-name="T5"> </text:span>a &lt;div&gt; DOM element that <text:span text:style-name="T43">is the root of the shadow DOM your plugin exists within. Here is where you put all your html within. <text:s/>(</text:span><text:span text:style-name="T50">you can add your own &lt;style&gt; here too, but there are convenience </text:span><text:span text:style-name="T76">method</text:span><text:span text:style-name="T50">s for them too that</text:span><text:span text:style-name="T43"> we’ll explain below)</text:span></text:p>
      <text:p text:style-name="P17">this.hasToolbar <text:span text:style-name="T65">&lt;</text:span><text:span text:style-name="T66">Plugin supplied&gt;</text:span><text:span text:style-name="T49"> </text:span><text:span text:style-name="T62">which affects whether this.toolbar is present or null.</text:span></text:p>
      <text:p text:style-name="P15"><text:soft-page-break/><text:span text:style-name="T47">t</text:span>his.toolbar<text:tab/><text:span text:style-name="T63">&lt;</text:span><text:span text:style-name="T64">System supplied&gt;</text:span><text:span text:style-name="T49"> I</text:span><text:span text:style-name="T47">f </text:span><text:span text:style-name="T62">this.hasToolbar is </text:span><text:span text:style-name="T47">present and true </text:span><text:span text:style-name="T62">at the time of instancing</text:span><text:span text:style-name="T47">, then this.toolbar </text:span><text:span text:style-name="T49">will be </text:span><text:span text:style-name="T47">a </text:span><text:span text:style-name="T49">system supplied </text:span><text:span text:style-name="T47">DOM element that is a handle to a </text:span><text:span text:style-name="T43">a 30px high 100% wide &lt;</text:span><text:span text:style-name="T47">div&gt; at the top of the browser that you can place icons and dropdowns etc to </text:span><text:span text:style-name="T43">build an</text:span><text:span text:style-name="T47">d</text:span><text:span text:style-name="T43"> control your own toolbar.</text:span></text:p>
      <text:p text:style-name="P18"/>
      <text:p text:style-name="P18">There are also some helper <text:span text:style-name="T76">methods</text:span>s on DCH_BASE that your class can use:</text:p>
      <text:p text:style-name="P18"/>
      <text:p text:style-name="P19">async loadStyle(str) <text:s/>-- Loads either a “&lt;style&gt;...&lt;/style&gt;” string, or if str is a URL, a .css file from your plugin’s directory. </text:p>
      <text:p text:style-name="P18"/>
      <text:p text:style-name="P75">tracker -- -- -- -- -- -- --<text:tab/>a DFListenerTracker() object that can be used instead of addEventListener, that w<text:span text:style-name="T67">ill automatically remove any and all listeners added through it when the plugin is .destroy()’ed</text:span></text:p>
      <text:p text:style-name="P74"/>
      <text:p text:style-name="P76">And finally some <text:span text:style-name="T68">more detail on methods to </text:span>implement in your class <text:span text:style-name="T68">such as how to handle construction, destruction, importing and exporting data.</text:span></text:p>
      <text:p text:style-name="P76"/>
      <text:p text:style-name="P34">async construct() --<text:tab/><text:span text:style-name="T51">called during class instantiation, after the basic values </text:span><text:span text:style-name="T69">such as t</text:span><text:span text:style-name="T51">his.srcURL, this.host, and this.toolbar have been established. <text:s/>Here is where you can add everything you need to set up your plugin such as loading stylesheets or adding buttons to the toolbar and adding event listeners, etc.</text:span></text:p>
      <text:p text:style-name="P35">async destruct() --<text:tab/><text:span text:style-name="T51">called when it’s time for your class to be removed. <text:s/>Here is where you can do any necessary cleanup </text:span><text:span text:style-name="T69">beforehand</text:span><text:span text:style-name="T51">.</text:span></text:p>
      <text:p text:style-name="P36">async importData(data) --<text:tab/><text:span text:style-name="T51">after your class is instanced and placed in the </text:span><text:span text:style-name="T70">viewport</text:span><text:span text:style-name="T51">, this call is made to feed </text:span><text:span text:style-name="T70">your class an object of key-value pairs previously exported via exportData(), </text:span><text:span text:style-name="T51">so you can reconstruct it.</text:span></text:p>
      <text:p text:style-name="P65">async exportData() -<text:tab/><text:span text:style-name="T70">Expects your class to r</text:span>eturn a<text:span text:style-name="T70">n </text:span>object of key-value <text:span text:style-name="T70">pairs of </text:span>all data you want saved for restoring by <text:span text:style-name="T52">i</text:span>mportData() later on.</text:p>
      <text:p text:style-name="P35">async update() --<text:tab/><text:span text:style-name="T51">this call is made after any system-level changes happen to your plugin </text:span><text:span text:style-name="T69">that might not be so easily detected </text:span><text:span text:style-name="T70">through </text:span><text:span text:style-name="T69">your own listeners</text:span><text:span text:style-name="T51">, <text:s/>most notably if </text:span><text:span text:style-name="T70">your plugin’s been </text:span><text:span text:style-name="T51">been moved or resized.</text:span></text:p>
      <text:p text:style-name="P35"/>
      <text:p text:style-name="P77"><text:span text:style-name="T40">We’ll learn more about these as we continue.</text:span></text:p>
      <text:h text:style-name="P1" text:outline-level="3">Adding the meat and potatos!</text:h>
      <text:p text:style-name="P20">Now that the basics have been explained, lets get started with some real plugin coding!</text:p>
      <text:p text:style-name="P20">To review, you should already have <text:span text:style-name="T71">one file named </text:span><text:span text:style-name="T3">dch_</text:span><text:span text:style-name="T2">XAMPL</text:span><text:span text:style-name="T3">.js</text:span> with this in it:</text:p>
      <table:table table:name="Table2" table:style-name="Table2">
        <table:table-column table:style-name="Table2.A"/>
        <table:table-row>
          <table:table-cell table:style-name="Table2.A1" office:value-type="string">
            <text:p text:style-name="P62">import { DCH_BASE } from "/modules/classes/class_DCH_BASE.js";</text:p>
            <text:p text:style-name="P62"/>
            <text:p text:style-name="P62">class My_Example<text:span text:style-name="T29"> </text:span>extends DCH_BASE {</text:p>
            <text:p text:style-name="P62"><text:s text:c="4"/>static pluginName <text:s/>= "<text:span text:style-name="T72">My Example Painter</text:span><text:span text:style-name="T29"> </text:span><text:span text:style-name="T45">P</text:span><text:span text:style-name="T29">lugin</text:span>";</text:p>
            <text:p text:style-name="P62"><text:s text:c="4"/>static menuTooltip = "<text:span text:style-name="T29">A ready to go plugin at its most basic level</text:span>";</text:p>
            <text:p text:style-name="P62"><text:s text:c="4"/><text:span text:style-name="T59">hasToolbar = true; <text:s text:c="2"/>// tells the system that I will be needing space for a toolbar</text:span></text:p>
            <text:p text:style-name="P62"/>
            <text:p text:style-name="P62"><text:s text:c="4"/>async construct() {</text:p>
            <text:p text:style-name="P62"><text:s text:c="8"/>this.host.style.border="1px dashed green";</text:p>
            <text:p text:style-name="P62"><text:s text:c="4"/>}</text:p>
            <text:p text:style-name="P62">};</text:p>
            <text:p text:style-name="P66"><text:span text:style-name="T15">export { </text:span><text:span text:style-name="T16">My_Example</text:span><text:span text:style-name="T15"> as DCH }; <text:s text:c="5"/>// always export 'as DCH' so the module loader can find it!</text:span></text:p>
          </table:table-cell>
        </table:table-row>
      </table:table>
      <text:p text:style-name="P51"/>
      <text:p text:style-name="P52">Lets make this easy and save you a lot of work, and just copy and rename the existing JLPAINT plugin! <text:s text:c="2"/></text:p>
      <text:p text:style-name="P52"/>
      <text:p text:style-name="P54">1)<text:tab/>Delete <text:span text:style-name="T74">the dch_XAMPL.js </text:span>file <text:span text:style-name="T74">you created earlier</text:span>, <text:s/><text:span text:style-name="T74">so your XAMPL directory should now be empty, </text:span>and copy the two files ‘dch_JLPaint.js’ and ‘dch_JLPaint.css’ out of the client/html/modules/DocComponentHandlers/JLPaint directory, and into your XAMPL directory.</text:p>
      <text:p text:style-name="P52"/>
      <text:p text:style-name="P53">2)<text:tab/>Rename them to DCH_XAMPL.js and DCH_XAMPL.css respectively.</text:p>
      <text:p text:style-name="P52"/>
      <text:p text:style-name="P53">3)<text:tab/>Open the DCH_XAMPL.js file and rename all references to DCH_JLPAINT to DCH_XAMPLE <text:s/>(there should be two<text:span text:style-name="T74">)</text:span></text:p>
      <text:p text:style-name="P56"/>
      <text:p text:style-name="P57">4)<text:tab/>Near the top there’s a reference to “dch_JLPAINT.css” <text:s/>... rename that to “dch_XAMPL.css”</text:p>
      <text:p text:style-name="P57"/>
      <text:p text:style-name="P59">5)<text:tab/>Find the line that says</text:p>
      <text:p text:style-name="P59"><text:tab/><text:tab/>static pluginName <text:s/>= "Example Painter";</text:p>
      <text:p text:style-name="P59"><text:s/><text:tab/>and change it to </text:p>
      <text:p text:style-name="P59"><text:tab/><text:tab/>static pluginName <text:s/>= "My Example Painter Plugin";</text:p>
      <text:p text:style-name="P52"><text:span text:style-name="T14"/></text:p>
      <text:p text:style-name="P58"><text:span text:style-name="T14">Save these changes and verify it all works by opening or reloading the page, and you should now see your plugin listed in the available nodes! <text:s text:c="2"/>Go ahead and add one and test it out to make sure it’s all working properly.</text:span></text:p>
      <text:p text:style-name="P58"><text:span text:style-name="T14"/></text:p>
      <text:p text:style-name="P58"><text:span text:style-name="T14"/></text:p>
      <text:p text:style-name="P41">This plugin is perhaps a little ‘busy’ to explain in detail while trying to keep this document short, but it does a decent job of demonstrating plugin creation and how to use it. <text:s/>If you browse through it, you can see there’s some initialization going on <text:span text:style-name="T75">in the construct() </text:span><text:span text:style-name="T76">method</text:span><text:span text:style-name="T75"> that:</text:span></text:p>
      <text:p text:style-name="P41"/>
      <text:list text:style-name="L1">
        <text:list-item>
          <text:p text:style-name="P42"><text:span text:style-name="T75">I</text:span>njects some raw html into this.toolbar which sets up the buttons and sliders and colorpicker, <text:span text:style-name="T75">etc...</text:span></text:p>
        </text:list-item>
        <text:list-item>
          <text:p text:style-name="P43">Creates a &lt;canvas&gt; and attached it to this.host, and then fetches the 2dContext into this.ctx, and finally clears the canvas.</text:p>
        </text:list-item>
        <text:list-item>
          <text:p text:style-name="P42"><text:span text:style-name="T75">Adds</text:span> a handful of eventListeners via this.tracker() which will safely and automatically remove them when the plugin is destroy()’ed.</text:p>
        </text:list-item>
      </text:list>
      <text:p text:style-name="P41"/>
      <text:p text:style-name="P44"><text:soft-page-break/>Right after that, are the two methods importData and exportData. <text:s/>importData gets called when the plugin is first instanced, and exportData is called whenever the plugin has changed data that needs to be saved.</text:p>
      <text:p text:style-name="P44"/>
      <text:p text:style-name="P44">You can see that ALL of these functions are async, which as mentioned above is very important, they MUST complete their task fully before returning!</text:p>
      <text:p text:style-name="P44"/>
      <text:p text:style-name="P45">All the functions beneath these three are purely for the plugin itself, and in this case handle painting on the canvas and using the buttons and sliders in the toolbar!</text:p>
      <text:p text:style-name="P45"/>
      <text:p text:style-name="P46">There is one special function that your plugin needs to use and that’s FF.autoSave() <text:s/><text:span text:style-name="T77">which causes your exportData() method to be called after a one-second delay. <text:s/>This is how you ‘trigger’ a save event. <text:s text:c="2"/>If FF.autoSave() is called again before the one second delay times out, it will simply reset the timer and not call exportData(). <text:s/>This is done this way to prevent spamming the server with too many save packets.</text:span></text:p>
      <text:p text:style-name="P46"/>
      <text:p text:style-name="P49">FF.autoSave() takes a parameter in milliseconds, so if you do want to save more often you can call FF.autoSave(100) which will only delay 100ms, or (0) which will save immediately. With a typing plugin, one second is probably sufficient, but for something like a speed-painting plugin you may want that to happen much more often!</text:p>
      <text:p text:style-name="P45"/>
      <text:p text:style-name="P50">Calling FF.autoSave(n) only means that it will save in n milliseconds as long as <text:span text:style-name="T78">it isn’</text:span>t called again before that time expires. <text:s/>It does NOT mean it will <text:span text:style-name="T25">continue</text:span> to save every n ms!</text:p>
      <text:p text:style-name="P50"/>
      <text:p text:style-name="P47">In this plugin, you can see that FF.autoSave() is called in the stopPainting() method, <text:s/>which <text:span text:style-name="T79">means it will only fire </text:span>whenever the user releases the left mousebutton from drawing.</text:p>
      <text:p text:style-name="P47"/>
      <text:p text:style-name="P48">While FF.autoSave() is not critical to call, as the call to .destroy() your plugin always calls exportData() before destroying, <text:s/>it -<text:span text:style-name="T79">is-</text:span> needed for collaboration, when two instances are running and looking at the same database and document. <text:s/>Otherwise, any changes made to one that aren’t autoSaved, won’t show up on the other instances screen!</text:p>
      <text:p text:style-name="P48"/>
      <text:p text:style-name="P48"/>
      <text:p text:style-name="P48"/>
      <text:p text:style-name="P48"/>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398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26T06:48:27.042542472</dc:date>
    <meta:editing-duration>P2DT2M15S</meta:editing-duration>
    <meta:editing-cycles>137</meta:editing-cycles>
    <meta:document-statistic meta:table-count="2" meta:image-count="0" meta:object-count="0" meta:page-count="6" meta:paragraph-count="107" meta:word-count="2342" meta:character-count="13862" meta:non-whitespace-character-count="11491"/>
  </office:meta>
</office:document-meta>
</file>